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8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WHAT THE TEMPLE OF THE LORD MEANS TO THE PSALMIST (84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WHAT THE TEMPLE OF THE LORD MEANS TO THE PSALMIST (84:1-10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desire (84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delights (84:4-10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The delights (84:4-10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The benefits (84:4-9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benefits (84:4-9)<text:s text:c="1"/></text:span><text:span text:style-name="a467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appiness (84:4-5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Strength (84:5, 7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Comfort (84:6): The Valley of Weeping becomes a refreshing spring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Protection (84:9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delights (84:4-10)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benefits (84:4-9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bottom line (84:10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<text:s text:c="1"/>The bottom line (84:10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One day there "is better than a thousand anywhere else!" (84:10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Living in a humble position in God's house is better than living a good life with the wicked (84:10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 delights (84:4-10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benefits (84:4-9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bottom line (84:10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WHAT THE TEMPLE OF THE LORD MEANS TO THE PSALMIST (84:1-10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desire (84:1-3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delights (84:4-10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PSALM 84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WHAT THE TEMPLE OF THE LORD MEANS TO THE PSALMIST (84:1-1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WHAT THE LORD OF THE TEMPLE MEANS TO THE PSALMIST (84:11-12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4 </dc:title>
    <meta:initial-creator>David STRICKLAND</meta:initial-creator>
    <dc:creator>David STRICKLAND</dc:creator>
    <meta:creation-date>2020-02-22T17:38:56Z</meta:creation-date>
    <dc:date>2020-02-22T17:38:56Z</dc:date>
    <meta:template xlink:href="BibleStudy" xlink:type="simple"/>
    <meta:editing-cycles>1</meta:editing-cycles>
    <meta:editing-duration>PT0S</meta:editing-duration>
    <meta:document-statistic meta:paragraph-count="27" meta:word-count="225"/>
  </office:meta>
</office:document-meta>
</file>